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0318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Sheet1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2" table:style-name="ce1">
            <text:p>2</text:p>
          </table:table-cell>
          <table:table-cell office:value-type="float" office:value="0.995" table:style-name="ce1">
            <text:p>0,99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2" table:style-name="ce1">
            <text:p>2</text:p>
          </table:table-cell>
          <table:table-cell office:value-type="float" office:value="0.98" table:style-name="ce1">
            <text:p>0,9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2" table:style-name="ce1">
            <text:p>2</text:p>
          </table:table-cell>
          <table:table-cell office:value-type="float" office:value="0.95499999999999996" table:style-name="ce1">
            <text:p>0,955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2" table:style-name="ce1">
            <text:p>2</text:p>
          </table:table-cell>
          <table:table-cell office:value-type="float" office:value="0.92" table:style-name="ce1">
            <text:p>0,92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2" table:style-name="ce1">
            <text:p>2</text:p>
          </table:table-cell>
          <table:table-cell office:value-type="float" office:value="0.875" table:style-name="ce1">
            <text:p>0,875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2" table:style-name="ce1">
            <text:p>2</text:p>
          </table:table-cell>
          <table:table-cell office:value-type="float" office:value="0.82" table:style-name="ce1">
            <text:p>0,82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2" table:style-name="ce1">
            <text:p>2</text:p>
          </table:table-cell>
          <table:table-cell office:value-type="float" office:value="0.755" table:style-name="ce1">
            <text:p>0,755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2" table:style-name="ce1">
            <text:p>2</text:p>
          </table:table-cell>
          <table:table-cell office:value-type="float" office:value="0.68" table:style-name="ce1">
            <text:p>0,68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2" table:style-name="ce1">
            <text:p>2</text:p>
          </table:table-cell>
          <table:table-cell office:value-type="float" office:value="0.59499999999999997" table:style-name="ce1">
            <text:p>0,5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,5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2" table:style-name="ce1">
            <text:p>2</text:p>
          </table:table-cell>
          <table:table-cell office:value-type="float" office:value="0.39500000000000002" table:style-name="ce1">
            <text:p>0,395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2" table:style-name="ce1">
            <text:p>2</text:p>
          </table:table-cell>
          <table:table-cell office:value-type="float" office:value="0.28000000000000003" table:style-name="ce1">
            <text:p>0,28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2" table:style-name="ce1">
            <text:p>2</text:p>
          </table:table-cell>
          <table:table-cell office:value-type="float" office:value="0.155" table:style-name="ce1">
            <text:p>0,155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2" table:style-name="ce1">
            <text:p>2</text:p>
          </table:table-cell>
          <table:table-cell office:value-type="float" office:value="2.0000000000000101E-2" table:style-name="ce1">
            <text:p>0,02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2" table:style-name="ce1">
            <text:p>2</text:p>
          </table:table-cell>
          <table:table-cell office:value-type="float" office:value="-0.125" table:style-name="ce1">
            <text:p>-0,125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2" table:style-name="ce1">
            <text:p>2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2" table:style-name="ce1">
            <text:p>2</text:p>
          </table:table-cell>
          <table:table-cell office:value-type="float" office:value="-0.44500000000000001" table:style-name="ce1">
            <text:p>-0,445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2" table:style-name="ce1">
            <text:p>2</text:p>
          </table:table-cell>
          <table:table-cell office:value-type="float" office:value="-0.62" table:style-name="ce1">
            <text:p>-0,6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2" table:style-name="ce1">
            <text:p>2</text:p>
          </table:table-cell>
          <table:table-cell office:value-type="float" office:value="-0.80500000000000005" table:style-name="ce1">
            <text:p>-0,80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2" table:style-name="ce1">
            <text:p>2</text:p>
          </table:table-cell>
          <table:table-cell office:value-type="float" office:value="-1.2050000000000001" table:style-name="ce1">
            <text:p>-1,205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2" table:style-name="ce1">
            <text:p>2</text:p>
          </table:table-cell>
          <table:table-cell office:value-type="float" office:value="-1.42" table:style-name="ce1">
            <text:p>-1,42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2" table:style-name="ce1">
            <text:p>2</text:p>
          </table:table-cell>
          <table:table-cell office:value-type="float" office:value="-1.645" table:style-name="ce1">
            <text:p>-1,645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2" table:style-name="ce1">
            <text:p>2</text:p>
          </table:table-cell>
          <table:table-cell office:value-type="float" office:value="-1.88" table:style-name="ce1">
            <text:p>-1,88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2" table:style-name="ce1">
            <text:p>2</text:p>
          </table:table-cell>
          <table:table-cell office:value-type="float" office:value="-2.125" table:style-name="ce1">
            <text:p>-2,125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2" table:style-name="ce1">
            <text:p>2</text:p>
          </table:table-cell>
          <table:table-cell office:value-type="float" office:value="-2.38" table:style-name="ce1">
            <text:p>-2,38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2" table:style-name="ce1">
            <text:p>2</text:p>
          </table:table-cell>
          <table:table-cell office:value-type="float" office:value="-2.645" table:style-name="ce1">
            <text:p>-2,645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2" table:style-name="ce1">
            <text:p>2</text:p>
          </table:table-cell>
          <table:table-cell office:value-type="float" office:value="-2.92" table:style-name="ce1">
            <text:p>-2,92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2" table:style-name="ce1">
            <text:p>2</text:p>
          </table:table-cell>
          <table:table-cell office:value-type="float" office:value="-3.2050000000000001" table:style-name="ce1">
            <text:p>-3,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2" table:style-name="ce1">
            <text:p>2</text:p>
          </table:table-cell>
          <table:table-cell office:value-type="float" office:value="-3.5" table:style-name="ce1">
            <text:p>-3,5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2" table:style-name="ce1">
            <text:p>2</text:p>
          </table:table-cell>
          <table:table-cell office:value-type="float" office:value="-3.9298000000000002" table:style-name="ce1">
            <text:p>-3,9298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2" table:style-name="ce1">
            <text:p>2</text:p>
          </table:table-cell>
          <table:table-cell office:value-type="float" office:value="-0.23244999999999999" table:style-name="ce1">
            <text:p>-0,23245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3" table:style-name="ce1">
            <text:p>3</text:p>
          </table:table-cell>
          <table:table-cell office:value-type="float" office:value="0.99500416666666702" table:style-name="ce1">
            <text:p>0,995004167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3" table:style-name="ce1">
            <text:p>3</text:p>
          </table:table-cell>
          <table:table-cell office:value-type="float" office:value="0.98006666666666697" table:style-name="ce1">
            <text:p>0,980066667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3" table:style-name="ce1">
            <text:p>3</text:p>
          </table:table-cell>
          <table:table-cell office:value-type="float" office:value="0.95533749999999995" table:style-name="ce1">
            <text:p>0,9553375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3" table:style-name="ce1">
            <text:p>3</text:p>
          </table:table-cell>
          <table:table-cell office:value-type="float" office:value="0.92106666666666703" table:style-name="ce1">
            <text:p>0,921066667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3" table:style-name="ce1">
            <text:p>3</text:p>
          </table:table-cell>
          <table:table-cell office:value-type="float" office:value="0.87760416666666696" table:style-name="ce1">
            <text:p>0,877604167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3" table:style-name="ce1">
            <text:p>3</text:p>
          </table:table-cell>
          <table:table-cell office:value-type="float" office:value="0.82540000000000002" table:style-name="ce1">
            <text:p>0,8254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3" table:style-name="ce1">
            <text:p>3</text:p>
          </table:table-cell>
          <table:table-cell office:value-type="float" office:value="0.76500416666666704" table:style-name="ce1">
            <text:p>0,76500416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3" table:style-name="ce1">
            <text:p>3</text:p>
          </table:table-cell>
          <table:table-cell office:value-type="float" office:value="0.69706666666666695" table:style-name="ce1">
            <text:p>0,697066667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3" table:style-name="ce1">
            <text:p>3</text:p>
          </table:table-cell>
          <table:table-cell office:value-type="float" office:value="0.62233749999999999" table:style-name="ce1">
            <text:p>0,62233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3" table:style-name="ce1">
            <text:p>3</text:p>
          </table:table-cell>
          <table:table-cell office:value-type="float" office:value="0.54166666666666696" table:style-name="ce1">
            <text:p>0,541666667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3" table:style-name="ce1">
            <text:p>3</text:p>
          </table:table-cell>
          <table:table-cell office:value-type="float" office:value="0.45600416666666699" table:style-name="ce1">
            <text:p>0,456004167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3" table:style-name="ce1">
            <text:p>3</text:p>
          </table:table-cell>
          <table:table-cell office:value-type="float" office:value="0.3664" table:style-name="ce1">
            <text:p>0,3664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3" table:style-name="ce1">
            <text:p>3</text:p>
          </table:table-cell>
          <table:table-cell office:value-type="float" office:value="0.27400416666666699" table:style-name="ce1">
            <text:p>0,274004167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3" table:style-name="ce1">
            <text:p>3</text:p>
          </table:table-cell>
          <table:table-cell office:value-type="float" office:value="0.18006666666666701" table:style-name="ce1">
            <text:p>0,180066667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3" table:style-name="ce1">
            <text:p>3</text:p>
          </table:table-cell>
          <table:table-cell office:value-type="float" office:value="8.59375E-2" table:style-name="ce1">
            <text:p>0,0859375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3" table:style-name="ce1">
            <text:p>3</text:p>
          </table:table-cell>
          <table:table-cell office:value-type="float" office:value="2.0705500416666599E-2" table:style-name="ce1">
            <text:p>0,0207055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3" table:style-name="ce1">
            <text:p>3</text:p>
          </table:table-cell>
          <table:table-cell office:value-type="float" office:value="-6.93333333333349E-3" table:style-name="ce1">
            <text:p>-0,006933333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3" table:style-name="ce1">
            <text:p>3</text:p>
          </table:table-cell>
          <table:table-cell office:value-type="float" office:value="-9.6995833333333198E-2" table:style-name="ce1">
            <text:p>-0,096995833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3" table:style-name="ce1">
            <text:p>3</text:p>
          </table:table-cell>
          <table:table-cell office:value-type="float" office:value="-0.18260000000000001" table:style-name="ce1">
            <text:p>-0,1826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3" table:style-name="ce1">
            <text:p>3</text:p>
          </table:table-cell>
          <table:table-cell office:value-type="float" office:value="-0.26199583333333298" table:style-name="ce1">
            <text:p>-0,2619958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3" table:style-name="ce1">
            <text:p>3</text:p>
          </table:table-cell>
          <table:table-cell office:value-type="float" office:value="-0.33333333333333298" table:style-name="ce1">
            <text:p>-0,333333333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3" table:style-name="ce1">
            <text:p>3</text:p>
          </table:table-cell>
          <table:table-cell office:value-type="float" office:value="-0.39466250000000003" table:style-name="ce1">
            <text:p>-0,3946625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3" table:style-name="ce1">
            <text:p>3</text:p>
          </table:table-cell>
          <table:table-cell office:value-type="float" office:value="-0.44393333333333301" table:style-name="ce1">
            <text:p>-0,443933333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3" table:style-name="ce1">
            <text:p>3</text:p>
          </table:table-cell>
          <table:table-cell office:value-type="float" office:value="-0.47899583333333301" table:style-name="ce1">
            <text:p>-0,478995833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3" table:style-name="ce1">
            <text:p>3</text:p>
          </table:table-cell>
          <table:table-cell office:value-type="float" office:value="-0.49759999999999999" table:style-name="ce1">
            <text:p>-0,4976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3" table:style-name="ce1">
            <text:p>3</text:p>
          </table:table-cell>
          <table:table-cell office:value-type="float" office:value="-0.49739583333333298" table:style-name="ce1">
            <text:p>-0,497395833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3" table:style-name="ce1">
            <text:p>3</text:p>
          </table:table-cell>
          <table:table-cell office:value-type="float" office:value="-0.47593333333333299" table:style-name="ce1">
            <text:p>-0,475933333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3" table:style-name="ce1">
            <text:p>3</text:p>
          </table:table-cell>
          <table:table-cell office:value-type="float" office:value="-0.4306625" table:style-name="ce1">
            <text:p>-0,4306625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3" table:style-name="ce1">
            <text:p>3</text:p>
          </table:table-cell>
          <table:table-cell office:value-type="float" office:value="-0.35893333333333399" table:style-name="ce1">
            <text:p>-0,358933333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3" table:style-name="ce1">
            <text:p>3</text:p>
          </table:table-cell>
          <table:table-cell office:value-type="float" office:value="-0.25799583333333298" table:style-name="ce1">
            <text:p>-0,2579958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3" table:style-name="ce1">
            <text:p>3</text:p>
          </table:table-cell>
          <table:table-cell office:value-type="float" office:value="-0.125" table:style-name="ce1">
            <text:p>-0,125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3" table:style-name="ce1">
            <text:p>3</text:p>
          </table:table-cell>
          <table:table-cell office:value-type="float" office:value="0.120688006666667" table:style-name="ce1">
            <text:p>0,120688007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4" table:style-name="ce1">
            <text:p>4</text:p>
          </table:table-cell>
          <table:table-cell office:value-type="float" office:value="0.99500416527777802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4" table:style-name="ce1">
            <text:p>4</text:p>
          </table:table-cell>
          <table:table-cell office:value-type="float" office:value="0.98006657777777795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4" table:style-name="ce1">
            <text:p>4</text:p>
          </table:table-cell>
          <table:table-cell office:value-type="float" office:value="0.9553364875" table:style-name="ce1">
            <text:p>0,955336488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4" table:style-name="ce1">
            <text:p>4</text:p>
          </table:table-cell>
          <table:table-cell office:value-type="float" office:value="0.92106097777777796" table:style-name="ce1">
            <text:p>0,921060978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4" table:style-name="ce1">
            <text:p>4</text:p>
          </table:table-cell>
          <table:table-cell office:value-type="float" office:value="0.87758246527777795" table:style-name="ce1">
            <text:p>0,877582465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4" table:style-name="ce1">
            <text:p>4</text:p>
          </table:table-cell>
          <table:table-cell office:value-type="float" office:value="0.82533520000000005" table:style-name="ce1">
            <text:p>0,8253352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4" table:style-name="ce1">
            <text:p>4</text:p>
          </table:table-cell>
          <table:table-cell office:value-type="float" office:value="0.764840765277778" table:style-name="ce1">
            <text:p>0,764840765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4" table:style-name="ce1">
            <text:p>4</text:p>
          </table:table-cell>
          <table:table-cell office:value-type="float" office:value="0.696702577777778" table:style-name="ce1">
            <text:p>0,696702578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4" table:style-name="ce1">
            <text:p>4</text:p>
          </table:table-cell>
          <table:table-cell office:value-type="float" office:value="0.62159938749999999" table:style-name="ce1">
            <text:p>0,62159938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4" table:style-name="ce1">
            <text:p>4</text:p>
          </table:table-cell>
          <table:table-cell office:value-type="float" office:value="0.54027777777777797" table:style-name="ce1">
            <text:p>0,540277778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4" table:style-name="ce1">
            <text:p>4</text:p>
          </table:table-cell>
          <table:table-cell office:value-type="float" office:value="0.45354366527777801" table:style-name="ce1">
            <text:p>0,453543665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4" table:style-name="ce1">
            <text:p>4</text:p>
          </table:table-cell>
          <table:table-cell office:value-type="float" office:value="0.36225279999999999" table:style-name="ce1">
            <text:p>0,3622528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4" table:style-name="ce1">
            <text:p>4</text:p>
          </table:table-cell>
          <table:table-cell office:value-type="float" office:value="0.267300265277778" table:style-name="ce1">
            <text:p>0,267300265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4" table:style-name="ce1">
            <text:p>4</text:p>
          </table:table-cell>
          <table:table-cell office:value-type="float" office:value="0.169608977777778" table:style-name="ce1">
            <text:p>0,169608978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4" table:style-name="ce1">
            <text:p>4</text:p>
          </table:table-cell>
          <table:table-cell office:value-type="float" office:value="7.0117187499999997E-2" table:style-name="ce1">
            <text:p>0,070117188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-9.4599349234757317321e-05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4" table:style-name="ce1">
            <text:p>4</text:p>
          </table:table-cell>
          <table:table-cell office:value-type="float" office:value="-3.02350222222224E-2" table:style-name="ce1">
            <text:p>-0,03023502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4" table:style-name="ce1">
            <text:p>4</text:p>
          </table:table-cell>
          <table:table-cell office:value-type="float" office:value="-0.13052023472222199" table:style-name="ce1">
            <text:p>-0,130520235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4" table:style-name="ce1">
            <text:p>4</text:p>
          </table:table-cell>
          <table:table-cell office:value-type="float" office:value="-0.22983919999999999" table:style-name="ce1">
            <text:p>-0,229839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4" table:style-name="ce1">
            <text:p>4</text:p>
          </table:table-cell>
          <table:table-cell office:value-type="float" office:value="-0.32733733472222198" table:style-name="ce1">
            <text:p>-0,3273373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4" table:style-name="ce1">
            <text:p>4</text:p>
          </table:table-cell>
          <table:table-cell office:value-type="float" office:value="-0.422222222222222" table:style-name="ce1">
            <text:p>-0,422222222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4" table:style-name="ce1">
            <text:p>4</text:p>
          </table:table-cell>
          <table:table-cell office:value-type="float" office:value="-0.51378211250000005" table:style-name="ce1">
            <text:p>-0,513782113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4" table:style-name="ce1">
            <text:p>4</text:p>
          </table:table-cell>
          <table:table-cell office:value-type="float" office:value="-0.60140542222222204" table:style-name="ce1">
            <text:p>-0,601405422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4" table:style-name="ce1">
            <text:p>4</text:p>
          </table:table-cell>
          <table:table-cell office:value-type="float" office:value="-0.68460123472222201" table:style-name="ce1">
            <text:p>-0,684601235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4" table:style-name="ce1">
            <text:p>4</text:p>
          </table:table-cell>
          <table:table-cell office:value-type="float" office:value="-0.76302080000000005" table:style-name="ce1">
            <text:p>-0,7630208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4" table:style-name="ce1">
            <text:p>4</text:p>
          </table:table-cell>
          <table:table-cell office:value-type="float" office:value="-0.83648003472222199" table:style-name="ce1">
            <text:p>-0,836480035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4" table:style-name="ce1">
            <text:p>4</text:p>
          </table:table-cell>
          <table:table-cell office:value-type="float" office:value="-0.90498302222222204" table:style-name="ce1">
            <text:p>-0,904983022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4" table:style-name="ce1">
            <text:p>4</text:p>
          </table:table-cell>
          <table:table-cell office:value-type="float" office:value="-0.96874651249999999" table:style-name="ce1">
            <text:p>-0,968746513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4" table:style-name="ce1">
            <text:p>4</text:p>
          </table:table-cell>
          <table:table-cell office:value-type="float" office:value="-1.02822542222222" table:style-name="ce1">
            <text:p>-1,028225422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4" table:style-name="ce1">
            <text:p>4</text:p>
          </table:table-cell>
          <table:table-cell office:value-type="float" office:value="-1.0841393347222199" table:style-name="ce1">
            <text:p>-1,0841393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4" table:style-name="ce1">
            <text:p>4</text:p>
          </table:table-cell>
          <table:table-cell office:value-type="float" office:value="-1.1375" table:style-name="ce1">
            <text:p>-1,1375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4" table:style-name="ce1">
            <text:p>4</text:p>
          </table:table-cell>
          <table:table-cell office:value-type="float" office:value="-1.2105183783510201" table:style-name="ce1">
            <text:p>-1,21051837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1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5" table:style-name="ce1">
            <text:p>5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5" table:style-name="ce1">
            <text:p>5</text:p>
          </table:table-cell>
          <table:table-cell office:value-type="float" office:value="0.98006657784127005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5" table:style-name="ce1">
            <text:p>5</text:p>
          </table:table-cell>
          <table:table-cell office:value-type="float" office:value="0.95533648912723201" table:style-name="ce1">
            <text:p>0,955336489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5" table:style-name="ce1">
            <text:p>5</text:p>
          </table:table-cell>
          <table:table-cell office:value-type="float" office:value="0.92106099403174602" table:style-name="ce1">
            <text:p>0,921060994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5" table:style-name="ce1">
            <text:p>5</text:p>
          </table:table-cell>
          <table:table-cell office:value-type="float" office:value="0.87758256215897801" table:style-name="ce1">
            <text:p>0,877582562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5" table:style-name="ce1">
            <text:p>5</text:p>
          </table:table-cell>
          <table:table-cell office:value-type="float" office:value="0.82533561657142895" table:style-name="ce1">
            <text:p>0,825335617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5" table:style-name="ce1">
            <text:p>5</text:p>
          </table:table-cell>
          <table:table-cell office:value-type="float" office:value="0.76484219503993101" table:style-name="ce1">
            <text:p>0,764842195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5" table:style-name="ce1">
            <text:p>5</text:p>
          </table:table-cell>
          <table:table-cell office:value-type="float" office:value="0.69670673879365097" table:style-name="ce1">
            <text:p>0,696706739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5" table:style-name="ce1">
            <text:p>5</text:p>
          </table:table-cell>
          <table:table-cell office:value-type="float" office:value="0.62161006377008898" table:style-name="ce1">
            <text:p>0,62161006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5" table:style-name="ce1">
            <text:p>5</text:p>
          </table:table-cell>
          <table:table-cell office:value-type="float" office:value="0.54030257936507897" table:style-name="ce1">
            <text:p>0,540302579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5" table:style-name="ce1">
            <text:p>5</text:p>
          </table:table-cell>
          <table:table-cell office:value-type="float" office:value="0.45359682968278803" table:style-name="ce1">
            <text:p>0,45359683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5" table:style-name="ce1">
            <text:p>5</text:p>
          </table:table-cell>
          <table:table-cell office:value-type="float" office:value="0.36235944228571398" table:style-name="ce1">
            <text:p>0,362359442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5" table:style-name="ce1">
            <text:p>5</text:p>
          </table:table-cell>
          <table:table-cell office:value-type="float" office:value="0.26750257944469202" table:style-name="ce1">
            <text:p>0,26750257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5" table:style-name="ce1">
            <text:p>5</text:p>
          </table:table-cell>
          <table:table-cell office:value-type="float" office:value="0.16997499688888901" table:style-name="ce1">
            <text:p>0,169974997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5" table:style-name="ce1">
            <text:p>5</text:p>
          </table:table-cell>
          <table:table-cell office:value-type="float" office:value="7.0752825055803603E-2" table:style-name="ce1">
            <text:p>0,070752825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5" table:style-name="ce1">
            <text:p>5</text:p>
          </table:table-cell>
          <table:table-cell office:value-type="float" office:value="8.2093932778256999E-4" table:style-name="ce1">
            <text:p>0,000820939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5" table:style-name="ce1">
            <text:p>5</text:p>
          </table:table-cell>
          <table:table-cell office:value-type="float" office:value="-2.9169802158730301E-2" table:style-name="ce1">
            <text:p>-0,02916980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5" table:style-name="ce1">
            <text:p>5</text:p>
          </table:table-cell>
          <table:table-cell office:value-type="float" office:value="-0.12879013615054599" table:style-name="ce1">
            <text:p>-0,128790136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5" table:style-name="ce1">
            <text:p>5</text:p>
          </table:table-cell>
          <table:table-cell office:value-type="float" office:value="-0.22710607485714299" table:style-name="ce1">
            <text:p>-0,227106075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5" table:style-name="ce1">
            <text:p>5</text:p>
          </table:table-cell>
          <table:table-cell office:value-type="float" office:value="-0.32312514150768901" table:style-name="ce1">
            <text:p>-0,3231251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5" table:style-name="ce1">
            <text:p>5</text:p>
          </table:table-cell>
          <table:table-cell office:value-type="float" office:value="-0.41587301587301601" table:style-name="ce1">
            <text:p>-0,415873016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5" table:style-name="ce1">
            <text:p>5</text:p>
          </table:table-cell>
          <table:table-cell office:value-type="float" office:value="-0.50440144301562495" table:style-name="ce1">
            <text:p>-0,504401443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5" table:style-name="ce1">
            <text:p>5</text:p>
          </table:table-cell>
          <table:table-cell office:value-type="float" office:value="-0.58779533453968302" table:style-name="ce1">
            <text:p>-0,587795335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5" table:style-name="ce1">
            <text:p>5</text:p>
          </table:table-cell>
          <table:table-cell office:value-type="float" office:value="-0.66517886734102205" table:style-name="ce1">
            <text:p>-0,665178867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5" table:style-name="ce1">
            <text:p>5</text:p>
          </table:table-cell>
          <table:table-cell office:value-type="float" office:value="-0.73572037485714303" table:style-name="ce1">
            <text:p>-0,735720375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5" table:style-name="ce1">
            <text:p>5</text:p>
          </table:table-cell>
          <table:table-cell office:value-type="float" office:value="-0.79863581581721199" table:style-name="ce1">
            <text:p>-0,798635816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5" table:style-name="ce1">
            <text:p>5</text:p>
          </table:table-cell>
          <table:table-cell office:value-type="float" office:value="-0.853190595492063" table:style-name="ce1">
            <text:p>-0,853190595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5" table:style-name="ce1">
            <text:p>5</text:p>
          </table:table-cell>
          <table:table-cell office:value-type="float" office:value="-0.898699504444196" table:style-name="ce1">
            <text:p>-0,898699504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5" table:style-name="ce1">
            <text:p>5</text:p>
          </table:table-cell>
          <table:table-cell office:value-type="float" office:value="-0.934524529777778" table:style-name="ce1">
            <text:p>-0,93452453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5" table:style-name="ce1">
            <text:p>5</text:p>
          </table:table-cell>
          <table:table-cell office:value-type="float" office:value="-0.96007028388864102" table:style-name="ce1">
            <text:p>-0,96007028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5" table:style-name="ce1">
            <text:p>5</text:p>
          </table:table-cell>
          <table:table-cell office:value-type="float" office:value="-0.97477678571428605" table:style-name="ce1">
            <text:p>-0,974776786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5" table:style-name="ce1">
            <text:p>5</text:p>
          </table:table-cell>
          <table:table-cell office:value-type="float" office:value="-0.97614047703458595" table:style-name="ce1">
            <text:p>-0,976140477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2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6" table:style-name="ce1">
            <text:p>6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6" table:style-name="ce1">
            <text:p>6</text:p>
          </table:table-cell>
          <table:table-cell office:value-type="float" office:value="0.98006657784124196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6" table:style-name="ce1">
            <text:p>6</text:p>
          </table:table-cell>
          <table:table-cell office:value-type="float" office:value="0.95533648912560498" table:style-name="ce1">
            <text:p>0,955336489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6" table:style-name="ce1">
            <text:p>6</text:p>
          </table:table-cell>
          <table:table-cell office:value-type="float" office:value="0.92106099400285002" table:style-name="ce1">
            <text:p>0,921060994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6" table:style-name="ce1">
            <text:p>6</text:p>
          </table:table-cell>
          <table:table-cell office:value-type="float" office:value="0.87758256188986405" table:style-name="ce1">
            <text:p>0,877582562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6" table:style-name="ce1">
            <text:p>6</text:p>
          </table:table-cell>
          <table:table-cell office:value-type="float" office:value="0.82533561490514296" table:style-name="ce1">
            <text:p>0,825335615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6" table:style-name="ce1">
            <text:p>6</text:p>
          </table:table-cell>
          <table:table-cell office:value-type="float" office:value="0.76484218725566999" table:style-name="ce1">
            <text:p>0,76484218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6" table:style-name="ce1">
            <text:p>6</text:p>
          </table:table-cell>
          <table:table-cell office:value-type="float" office:value="0.69670670920420497" table:style-name="ce1">
            <text:p>0,696706709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6" table:style-name="ce1">
            <text:p>6</text:p>
          </table:table-cell>
          <table:table-cell office:value-type="float" office:value="0.62160996768365895" table:style-name="ce1">
            <text:p>0,6216099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6" table:style-name="ce1">
            <text:p>6</text:p>
          </table:table-cell>
          <table:table-cell office:value-type="float" office:value="0.54030230379188704" table:style-name="ce1">
            <text:p>0,540302304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6" table:style-name="ce1">
            <text:p>6</text:p>
          </table:table-cell>
          <table:table-cell office:value-type="float" office:value="0.453596114916898" table:style-name="ce1">
            <text:p>0,453596115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6" table:style-name="ce1">
            <text:p>6</text:p>
          </table:table-cell>
          <table:table-cell office:value-type="float" office:value="0.36235773600914301" table:style-name="ce1">
            <text:p>0,362357736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6" table:style-name="ce1">
            <text:p>6</text:p>
          </table:table-cell>
          <table:table-cell office:value-type="float" office:value="0.26749878043422498" table:style-name="ce1">
            <text:p>0,26749878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6" table:style-name="ce1">
            <text:p>6</text:p>
          </table:table-cell>
          <table:table-cell office:value-type="float" office:value="0.16996702580602499" table:style-name="ce1">
            <text:p>0,169967026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6" table:style-name="ce1">
            <text:p>6</text:p>
          </table:table-cell>
          <table:table-cell office:value-type="float" office:value="7.0736934116908498E-2" table:style-name="ce1">
            <text:p>0,070736934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6" table:style-name="ce1">
            <text:p>6</text:p>
          </table:table-cell>
          <table:table-cell office:value-type="float" office:value="7.9586475794945902E-4" table:style-name="ce1">
            <text:p>0,000795865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6" table:style-name="ce1">
            <text:p>6</text:p>
          </table:table-cell>
          <table:table-cell office:value-type="float" office:value="-2.92001017516474E-2" table:style-name="ce1">
            <text:p>-0,02920010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6" table:style-name="ce1">
            <text:p>6</text:p>
          </table:table-cell>
          <table:table-cell office:value-type="float" office:value="-0.12884569153801401" table:style-name="ce1">
            <text:p>-0,128845692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6" table:style-name="ce1">
            <text:p>6</text:p>
          </table:table-cell>
          <table:table-cell office:value-type="float" office:value="-0.227204467362286" table:style-name="ce1">
            <text:p>-0,227204467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6" table:style-name="ce1">
            <text:p>6</text:p>
          </table:table-cell>
          <table:table-cell office:value-type="float" office:value="-0.323294097257738" table:style-name="ce1">
            <text:p>-0,32329409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6" table:style-name="ce1">
            <text:p>6</text:p>
          </table:table-cell>
          <table:table-cell office:value-type="float" office:value="-0.41615520282187002" table:style-name="ce1">
            <text:p>-0,416155203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6" table:style-name="ce1">
            <text:p>6</text:p>
          </table:table-cell>
          <table:table-cell office:value-type="float" office:value="-0.50486109582035898" table:style-name="ce1">
            <text:p>-0,504861096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6" table:style-name="ce1">
            <text:p>6</text:p>
          </table:table-cell>
          <table:table-cell office:value-type="float" office:value="-0.58852725481060997" table:style-name="ce1">
            <text:p>-0,588527255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6" table:style-name="ce1">
            <text:p>6</text:p>
          </table:table-cell>
          <table:table-cell office:value-type="float" office:value="-0.66632047093487201" table:style-name="ce1">
            <text:p>-0,666320471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6" table:style-name="ce1">
            <text:p>6</text:p>
          </table:table-cell>
          <table:table-cell office:value-type="float" office:value="-0.73746760206628603" table:style-name="ce1">
            <text:p>-0,737467602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6" table:style-name="ce1">
            <text:p>6</text:p>
          </table:table-cell>
          <table:table-cell office:value-type="float" office:value="-0.80126388657450498" table:style-name="ce1">
            <text:p>-0,801263887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6" table:style-name="ce1">
            <text:p>6</text:p>
          </table:table-cell>
          <table:table-cell office:value-type="float" office:value="-0.857080782210906" table:style-name="ce1">
            <text:p>-0,857080782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6" table:style-name="ce1">
            <text:p>6</text:p>
          </table:table-cell>
          <table:table-cell office:value-type="float" office:value="-0.90437331209671701" table:style-name="ce1">
            <text:p>-0,904373312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6" table:style-name="ce1">
            <text:p>6</text:p>
          </table:table-cell>
          <table:table-cell office:value-type="float" office:value="-0.94268691863071596" table:style-name="ce1">
            <text:p>-0,942686919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6" table:style-name="ce1">
            <text:p>6</text:p>
          </table:table-cell>
          <table:table-cell office:value-type="float" office:value="-0.971663847416535" table:style-name="ce1">
            <text:p>-0,9716638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6" table:style-name="ce1">
            <text:p>6</text:p>
          </table:table-cell>
          <table:table-cell office:value-type="float" office:value="-0.99104910714285699" table:style-name="ce1">
            <text:p>-0,991049107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6" table:style-name="ce1">
            <text:p>6</text:p>
          </table:table-cell>
          <table:table-cell office:value-type="float" office:value="-1.0018168365436899" table:style-name="ce1">
            <text:p>-1,001816837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3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7" table:style-name="ce1">
            <text:p>7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7" table:style-name="ce1">
            <text:p>7</text:p>
          </table:table-cell>
          <table:table-cell office:value-type="float" office:value="0.98006657784124196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7" table:style-name="ce1">
            <text:p>7</text:p>
          </table:table-cell>
          <table:table-cell office:value-type="float" office:value="0.95533648912560598" table:style-name="ce1">
            <text:p>0,955336489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7" table:style-name="ce1">
            <text:p>7</text:p>
          </table:table-cell>
          <table:table-cell office:value-type="float" office:value="0.92106099400288499" table:style-name="ce1">
            <text:p>0,921060994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7" table:style-name="ce1">
            <text:p>7</text:p>
          </table:table-cell>
          <table:table-cell office:value-type="float" office:value="0.87758256189037298" table:style-name="ce1">
            <text:p>0,877582562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7" table:style-name="ce1">
            <text:p>7</text:p>
          </table:table-cell>
          <table:table-cell office:value-type="float" office:value="0.82533561490968699" table:style-name="ce1">
            <text:p>0,825335615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7" table:style-name="ce1">
            <text:p>7</text:p>
          </table:table-cell>
          <table:table-cell office:value-type="float" office:value="0.76484218728456599" table:style-name="ce1">
            <text:p>0,76484218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7" table:style-name="ce1">
            <text:p>7</text:p>
          </table:table-cell>
          <table:table-cell office:value-type="float" office:value="0.69670670934766898" table:style-name="ce1">
            <text:p>0,696706709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7" table:style-name="ce1">
            <text:p>7</text:p>
          </table:table-cell>
          <table:table-cell office:value-type="float" office:value="0.62160996827327997" table:style-name="ce1">
            <text:p>0,6216099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7" table:style-name="ce1">
            <text:p>7</text:p>
          </table:table-cell>
          <table:table-cell office:value-type="float" office:value="0.54030230587956296" table:style-name="ce1">
            <text:p>0,540302306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7" table:style-name="ce1">
            <text:p>7</text:p>
          </table:table-cell>
          <table:table-cell office:value-type="float" office:value="0.45359612146891898" table:style-name="ce1">
            <text:p>0,453596121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7" table:style-name="ce1">
            <text:p>7</text:p>
          </table:table-cell>
          <table:table-cell office:value-type="float" office:value="0.36235775462306902" table:style-name="ce1">
            <text:p>0,362357755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7" table:style-name="ce1">
            <text:p>7</text:p>
          </table:table-cell>
          <table:table-cell office:value-type="float" office:value="0.26749882907307099" table:style-name="ce1">
            <text:p>0,26749882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7" table:style-name="ce1">
            <text:p>7</text:p>
          </table:table-cell>
          <table:table-cell office:value-type="float" office:value="0.16996714416452799" table:style-name="ce1">
            <text:p>0,169967144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7" table:style-name="ce1">
            <text:p>7</text:p>
          </table:table-cell>
          <table:table-cell office:value-type="float" office:value="7.0737204985185098E-2" table:style-name="ce1">
            <text:p>0,070737205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7" table:style-name="ce1">
            <text:p>7</text:p>
          </table:table-cell>
          <table:table-cell office:value-type="float" office:value="7.9633298754931995E-4" table:style-name="ce1">
            <text:p>0,000796333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7" table:style-name="ce1">
            <text:p>7</text:p>
          </table:table-cell>
          <table:table-cell office:value-type="float" office:value="-2.9199514123178699E-2" table:style-name="ce1">
            <text:p>-0,029199514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7" table:style-name="ce1">
            <text:p>7</text:p>
          </table:table-cell>
          <table:table-cell office:value-type="float" office:value="-0.12884447521172801" table:style-name="ce1">
            <text:p>-0,128844475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7" table:style-name="ce1">
            <text:p>7</text:p>
          </table:table-cell>
          <table:table-cell office:value-type="float" office:value="-0.227202052273523" table:style-name="ce1">
            <text:p>-0,22720205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7" table:style-name="ce1">
            <text:p>7</text:p>
          </table:table-cell>
          <table:table-cell office:value-type="float" office:value="-0.323289476573968" table:style-name="ce1">
            <text:p>-0,32328947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7" table:style-name="ce1">
            <text:p>7</text:p>
          </table:table-cell>
          <table:table-cell office:value-type="float" office:value="-0.41614665170220699" table:style-name="ce1">
            <text:p>-0,416146652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7" table:style-name="ce1">
            <text:p>7</text:p>
          </table:table-cell>
          <table:table-cell office:value-type="float" office:value="-0.50484573923801901" table:style-name="ce1">
            <text:p>-0,504845739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7" table:style-name="ce1">
            <text:p>7</text:p>
          </table:table-cell>
          <table:table-cell office:value-type="float" office:value="-0.58850041773400996" table:style-name="ce1">
            <text:p>-0,588500418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7" table:style-name="ce1">
            <text:p>7</text:p>
          </table:table-cell>
          <table:table-cell office:value-type="float" office:value="-0.66627472030599699" table:style-name="ce1">
            <text:p>-0,66627472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7" table:style-name="ce1">
            <text:p>7</text:p>
          </table:table-cell>
          <table:table-cell office:value-type="float" office:value="-0.73739135942443201" table:style-name="ce1">
            <text:p>-0,737391359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7" table:style-name="ce1">
            <text:p>7</text:p>
          </table:table-cell>
          <table:table-cell office:value-type="float" office:value="-0.80113945140607201" table:style-name="ce1">
            <text:p>-0,801139451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7" table:style-name="ce1">
            <text:p>7</text:p>
          </table:table-cell>
          <table:table-cell office:value-type="float" office:value="-0.85688155749712303" table:style-name="ce1">
            <text:p>-0,856881557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7" table:style-name="ce1">
            <text:p>7</text:p>
          </table:table-cell>
          <table:table-cell office:value-type="float" office:value="-0.90405996317408899" table:style-name="ce1">
            <text:p>-0,904059963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7" table:style-name="ce1">
            <text:p>7</text:p>
          </table:table-cell>
          <table:table-cell office:value-type="float" office:value="-0.94220212220187505" table:style-name="ce1">
            <text:p>-0,942202122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7" table:style-name="ce1">
            <text:p>7</text:p>
          </table:table-cell>
          <table:table-cell office:value-type="float" office:value="-0.97092519689176504" table:style-name="ce1">
            <text:p>-0,97092519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7" table:style-name="ce1">
            <text:p>7</text:p>
          </table:table-cell>
          <table:table-cell office:value-type="float" office:value="-0.98993963068181801" table:style-name="ce1">
            <text:p>-0,989939631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7" table:style-name="ce1">
            <text:p>7</text:p>
          </table:table-cell>
          <table:table-cell office:value-type="float" office:value="-0.99989896810266199" table:style-name="ce1">
            <text:p>-0,99989896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4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8" table:style-name="ce1">
            <text:p>8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8" table:style-name="ce1">
            <text:p>8</text:p>
          </table:table-cell>
          <table:table-cell office:value-type="float" office:value="0.98006657784124196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8" table:style-name="ce1">
            <text:p>8</text:p>
          </table:table-cell>
          <table:table-cell office:value-type="float" office:value="0.95533648912560598" table:style-name="ce1">
            <text:p>0,955336489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8" table:style-name="ce1">
            <text:p>8</text:p>
          </table:table-cell>
          <table:table-cell office:value-type="float" office:value="0.92106099400288499" table:style-name="ce1">
            <text:p>0,921060994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8" table:style-name="ce1">
            <text:p>8</text:p>
          </table:table-cell>
          <table:table-cell office:value-type="float" office:value="0.87758256189037298" table:style-name="ce1">
            <text:p>0,877582562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8" table:style-name="ce1">
            <text:p>8</text:p>
          </table:table-cell>
          <table:table-cell office:value-type="float" office:value="0.82533561490967799" table:style-name="ce1">
            <text:p>0,825335615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8" table:style-name="ce1">
            <text:p>8</text:p>
          </table:table-cell>
          <table:table-cell office:value-type="float" office:value="0.76484218728448805" table:style-name="ce1">
            <text:p>0,76484218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8" table:style-name="ce1">
            <text:p>8</text:p>
          </table:table-cell>
          <table:table-cell office:value-type="float" office:value="0.69670670934716405" table:style-name="ce1">
            <text:p>0,696706709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8" table:style-name="ce1">
            <text:p>8</text:p>
          </table:table-cell>
          <table:table-cell office:value-type="float" office:value="0.62160996827065595" table:style-name="ce1">
            <text:p>0,6216099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8" table:style-name="ce1">
            <text:p>8</text:p>
          </table:table-cell>
          <table:table-cell office:value-type="float" office:value="0.54030230586809203" table:style-name="ce1">
            <text:p>0,540302306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8" table:style-name="ce1">
            <text:p>8</text:p>
          </table:table-cell>
          <table:table-cell office:value-type="float" office:value="0.45359612142535899" table:style-name="ce1">
            <text:p>0,453596121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8" table:style-name="ce1">
            <text:p>8</text:p>
          </table:table-cell>
          <table:table-cell office:value-type="float" office:value="0.36235775447579399" table:style-name="ce1">
            <text:p>0,362357754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8" table:style-name="ce1">
            <text:p>8</text:p>
          </table:table-cell>
          <table:table-cell office:value-type="float" office:value="0.26749882862142399" table:style-name="ce1">
            <text:p>0,26749882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8" table:style-name="ce1">
            <text:p>8</text:p>
          </table:table-cell>
          <table:table-cell office:value-type="float" office:value="0.169967142889898" table:style-name="ce1">
            <text:p>0,169967143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8" table:style-name="ce1">
            <text:p>8</text:p>
          </table:table-cell>
          <table:table-cell office:value-type="float" office:value="7.0737201636538793E-2" table:style-name="ce1">
            <text:p>0,070737202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8" table:style-name="ce1">
            <text:p>8</text:p>
          </table:table-cell>
          <table:table-cell office:value-type="float" office:value="7.9632664612546995E-4" table:style-name="ce1">
            <text:p>0,000796327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8" table:style-name="ce1">
            <text:p>8</text:p>
          </table:table-cell>
          <table:table-cell office:value-type="float" office:value="-2.9199522388722001E-2" table:style-name="ce1">
            <text:p>-0,02919952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8" table:style-name="ce1">
            <text:p>8</text:p>
          </table:table-cell>
          <table:table-cell office:value-type="float" office:value="-0.12884449452592001" table:style-name="ce1">
            <text:p>-0,128844495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8" table:style-name="ce1">
            <text:p>8</text:p>
          </table:table-cell>
          <table:table-cell office:value-type="float" office:value="-0.227202095267411" table:style-name="ce1">
            <text:p>-0,227202095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8" table:style-name="ce1">
            <text:p>8</text:p>
          </table:table-cell>
          <table:table-cell office:value-type="float" office:value="-0.32328956822599197" table:style-name="ce1">
            <text:p>-0,32328956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8" table:style-name="ce1">
            <text:p>8</text:p>
          </table:table-cell>
          <table:table-cell office:value-type="float" office:value="-0.41614683963890298" table:style-name="ce1">
            <text:p>-0,41614684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8" table:style-name="ce1">
            <text:p>8</text:p>
          </table:table-cell>
          <table:table-cell office:value-type="float" office:value="-0.50484611133982205" table:style-name="ce1">
            <text:p>-0,504846111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8" table:style-name="ce1">
            <text:p>8</text:p>
          </table:table-cell>
          <table:table-cell office:value-type="float" office:value="-0.58850113142329996" table:style-name="ce1">
            <text:p>-0,588501131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8" table:style-name="ce1">
            <text:p>8</text:p>
          </table:table-cell>
          <table:table-cell office:value-type="float" office:value="-0.66627605009075996" table:style-name="ce1">
            <text:p>-0,66627605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8" table:style-name="ce1">
            <text:p>8</text:p>
          </table:table-cell>
          <table:table-cell office:value-type="float" office:value="-0.737393772378372" table:style-name="ce1">
            <text:p>-0,737393772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8" table:style-name="ce1">
            <text:p>8</text:p>
          </table:table-cell>
          <table:table-cell office:value-type="float" office:value="-0.80114372459180105" table:style-name="ce1">
            <text:p>-0,801143725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8" table:style-name="ce1">
            <text:p>8</text:p>
          </table:table-cell>
          <table:table-cell office:value-type="float" office:value="-0.85688895727220604" table:style-name="ce1">
            <text:p>-0,856888957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8" table:style-name="ce1">
            <text:p>8</text:p>
          </table:table-cell>
          <table:table-cell office:value-type="float" office:value="-0.90407251434796698" table:style-name="ce1">
            <text:p>-0,904072514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8" table:style-name="ce1">
            <text:p>8</text:p>
          </table:table-cell>
          <table:table-cell office:value-type="float" office:value="-0.94222300574034801" table:style-name="ce1">
            <text:p>-0,942223006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8" table:style-name="ce1">
            <text:p>8</text:p>
          </table:table-cell>
          <table:table-cell office:value-type="float" office:value="-0.97095932903964" table:style-name="ce1">
            <text:p>-0,9709593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8" table:style-name="ce1">
            <text:p>8</text:p>
          </table:table-cell>
          <table:table-cell office:value-type="float" office:value="-0.98999449490241898" table:style-name="ce1">
            <text:p>-0,989994495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8" table:style-name="ce1">
            <text:p>8</text:p>
          </table:table-cell>
          <table:table-cell office:value-type="float" office:value="-1.0000028659910201" table:style-name="ce1">
            <text:p>-1,000002866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5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9" table:style-name="ce1">
            <text:p>9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9" table:style-name="ce1">
            <text:p>9</text:p>
          </table:table-cell>
          <table:table-cell office:value-type="float" office:value="0.98006657784124196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9" table:style-name="ce1">
            <text:p>9</text:p>
          </table:table-cell>
          <table:table-cell office:value-type="float" office:value="0.95533648912560598" table:style-name="ce1">
            <text:p>0,955336489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9" table:style-name="ce1">
            <text:p>9</text:p>
          </table:table-cell>
          <table:table-cell office:value-type="float" office:value="0.92106099400288499" table:style-name="ce1">
            <text:p>0,921060994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9" table:style-name="ce1">
            <text:p>9</text:p>
          </table:table-cell>
          <table:table-cell office:value-type="float" office:value="0.87758256189037298" table:style-name="ce1">
            <text:p>0,877582562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9" table:style-name="ce1">
            <text:p>9</text:p>
          </table:table-cell>
          <table:table-cell office:value-type="float" office:value="0.82533561490967799" table:style-name="ce1">
            <text:p>0,825335615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9" table:style-name="ce1">
            <text:p>9</text:p>
          </table:table-cell>
          <table:table-cell office:value-type="float" office:value="0.76484218728448805" table:style-name="ce1">
            <text:p>0,76484218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9" table:style-name="ce1">
            <text:p>9</text:p>
          </table:table-cell>
          <table:table-cell office:value-type="float" office:value="0.69670670934716505" table:style-name="ce1">
            <text:p>0,696706709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9" table:style-name="ce1">
            <text:p>9</text:p>
          </table:table-cell>
          <table:table-cell office:value-type="float" office:value="0.62160996827066495" table:style-name="ce1">
            <text:p>0,6216099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9" table:style-name="ce1">
            <text:p>9</text:p>
          </table:table-cell>
          <table:table-cell office:value-type="float" office:value="0.54030230586813999" table:style-name="ce1">
            <text:p>0,540302306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9" table:style-name="ce1">
            <text:p>9</text:p>
          </table:table-cell>
          <table:table-cell office:value-type="float" office:value="0.45359612142557798" table:style-name="ce1">
            <text:p>0,453596121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9" table:style-name="ce1">
            <text:p>9</text:p>
          </table:table-cell>
          <table:table-cell office:value-type="float" office:value="0.36235775447667801" table:style-name="ce1">
            <text:p>0,362357754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9" table:style-name="ce1">
            <text:p>9</text:p>
          </table:table-cell>
          <table:table-cell office:value-type="float" office:value="0.267498828624605" table:style-name="ce1">
            <text:p>0,26749882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9" table:style-name="ce1">
            <text:p>9</text:p>
          </table:table-cell>
          <table:table-cell office:value-type="float" office:value="0.16996714290030701" table:style-name="ce1">
            <text:p>0,169967143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9" table:style-name="ce1">
            <text:p>9</text:p>
          </table:table-cell>
          <table:table-cell office:value-type="float" office:value="7.0737201667932403E-2" table:style-name="ce1">
            <text:p>0,070737202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9" table:style-name="ce1">
            <text:p>9</text:p>
          </table:table-cell>
          <table:table-cell office:value-type="float" office:value="7.9632671125453496E-4" table:style-name="ce1">
            <text:p>0,000796327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9" table:style-name="ce1">
            <text:p>9</text:p>
          </table:table-cell>
          <table:table-cell office:value-type="float" office:value="-2.91995223005562E-2" table:style-name="ce1">
            <text:p>-0,02919952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9" table:style-name="ce1">
            <text:p>9</text:p>
          </table:table-cell>
          <table:table-cell office:value-type="float" office:value="-0.12884449429334499" table:style-name="ce1">
            <text:p>-0,128844494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9" table:style-name="ce1">
            <text:p>9</text:p>
          </table:table-cell>
          <table:table-cell office:value-type="float" office:value="-0.22720209468699301" table:style-name="ce1">
            <text:p>-0,227202095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9" table:style-name="ce1">
            <text:p>9</text:p>
          </table:table-cell>
          <table:table-cell office:value-type="float" office:value="-0.32328956684739302" table:style-name="ce1">
            <text:p>-0,32328956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9" table:style-name="ce1">
            <text:p>9</text:p>
          </table:table-cell>
          <table:table-cell office:value-type="float" office:value="-0.41614683650662498" table:style-name="ce1">
            <text:p>-0,416146837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9" table:style-name="ce1">
            <text:p>9</text:p>
          </table:table-cell>
          <table:table-cell office:value-type="float" office:value="-0.50484610450245104" table:style-name="ce1">
            <text:p>-0,504846105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9" table:style-name="ce1">
            <text:p>9</text:p>
          </table:table-cell>
          <table:table-cell office:value-type="float" office:value="-0.58850111703056496" table:style-name="ce1">
            <text:p>-0,588501117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9" table:style-name="ce1">
            <text:p>9</text:p>
          </table:table-cell>
          <table:table-cell office:value-type="float" office:value="-0.66627602078008696" table:style-name="ce1">
            <text:p>-0,666276021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9" table:style-name="ce1">
            <text:p>9</text:p>
          </table:table-cell>
          <table:table-cell office:value-type="float" office:value="-0.73739371446747803" table:style-name="ce1">
            <text:p>-0,737393714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9" table:style-name="ce1">
            <text:p>9</text:p>
          </table:table-cell>
          <table:table-cell office:value-type="float" office:value="-0.80114361331092299" table:style-name="ce1">
            <text:p>-0,801143613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9" table:style-name="ce1">
            <text:p>9</text:p>
          </table:table-cell>
          <table:table-cell office:value-type="float" office:value="-0.85688874884520805" table:style-name="ce1">
            <text:p>-0,856888749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9" table:style-name="ce1">
            <text:p>9</text:p>
          </table:table-cell>
          <table:table-cell office:value-type="float" office:value="-0.90407213310606105" table:style-name="ce1">
            <text:p>-0,904072133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9" table:style-name="ce1">
            <text:p>9</text:p>
          </table:table-cell>
          <table:table-cell office:value-type="float" office:value="-0.94222232354475799" table:style-name="ce1">
            <text:p>-0,942222324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9" table:style-name="ce1">
            <text:p>9</text:p>
          </table:table-cell>
          <table:table-cell office:value-type="float" office:value="-0.97095813299229194" table:style-name="ce1">
            <text:p>-0,9709581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9" table:style-name="ce1">
            <text:p>9</text:p>
          </table:table-cell>
          <table:table-cell office:value-type="float" office:value="-0.989992437494146" table:style-name="ce1">
            <text:p>-0,989992437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9" table:style-name="ce1">
            <text:p>9</text:p>
          </table:table-cell>
          <table:table-cell office:value-type="float" office:value="-0.99999859769260302" table:style-name="ce1">
            <text:p>-0,99999859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6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10" table:style-name="ce1">
            <text:p>10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10" table:style-name="ce1">
            <text:p>10</text:p>
          </table:table-cell>
          <table:table-cell office:value-type="float" office:value="0.98006657784124196" table:style-name="ce1">
            <text:p>0,980066578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10" table:style-name="ce1">
            <text:p>10</text:p>
          </table:table-cell>
          <table:table-cell office:value-type="float" office:value="0.95533648912560598" table:style-name="ce1">
            <text:p>0,955336489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10" table:style-name="ce1">
            <text:p>10</text:p>
          </table:table-cell>
          <table:table-cell office:value-type="float" office:value="0.92106099400288499" table:style-name="ce1">
            <text:p>0,921060994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10" table:style-name="ce1">
            <text:p>10</text:p>
          </table:table-cell>
          <table:table-cell office:value-type="float" office:value="0.87758256189037298" table:style-name="ce1">
            <text:p>0,877582562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10" table:style-name="ce1">
            <text:p>10</text:p>
          </table:table-cell>
          <table:table-cell office:value-type="float" office:value="0.82533561490967799" table:style-name="ce1">
            <text:p>0,825335615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10" table:style-name="ce1">
            <text:p>10</text:p>
          </table:table-cell>
          <table:table-cell office:value-type="float" office:value="0.76484218728448805" table:style-name="ce1">
            <text:p>0,76484218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10" table:style-name="ce1">
            <text:p>10</text:p>
          </table:table-cell>
          <table:table-cell office:value-type="float" office:value="0.69670670934716505" table:style-name="ce1">
            <text:p>0,696706709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10" table:style-name="ce1">
            <text:p>10</text:p>
          </table:table-cell>
          <table:table-cell office:value-type="float" office:value="0.62160996827066495" table:style-name="ce1">
            <text:p>0,6216099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10" table:style-name="ce1">
            <text:p>10</text:p>
          </table:table-cell>
          <table:table-cell office:value-type="float" office:value="0.54030230586813999" table:style-name="ce1">
            <text:p>0,540302306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10" table:style-name="ce1">
            <text:p>10</text:p>
          </table:table-cell>
          <table:table-cell office:value-type="float" office:value="0.45359612142557698" table:style-name="ce1">
            <text:p>0,453596121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10" table:style-name="ce1">
            <text:p>10</text:p>
          </table:table-cell>
          <table:table-cell office:value-type="float" office:value="0.36235775447667401" table:style-name="ce1">
            <text:p>0,362357754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10" table:style-name="ce1">
            <text:p>10</text:p>
          </table:table-cell>
          <table:table-cell office:value-type="float" office:value="0.26749882862458702" table:style-name="ce1">
            <text:p>0,26749882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10" table:style-name="ce1">
            <text:p>10</text:p>
          </table:table-cell>
          <table:table-cell office:value-type="float" office:value="0.16996714290024101" table:style-name="ce1">
            <text:p>0,169967143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10" table:style-name="ce1">
            <text:p>10</text:p>
          </table:table-cell>
          <table:table-cell office:value-type="float" office:value="7.0737201667701602E-2" table:style-name="ce1">
            <text:p>0,070737202</text:p>
          </table:table-cell>
          <table:table-cell table:number-columns-repeated="16380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10" table:style-name="ce1">
            <text:p>10</text:p>
          </table:table-cell>
          <table:table-cell office:value-type="float" office:value="7.96326710729906E-4" table:style-name="ce1">
            <text:p>0,000796327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10" table:style-name="ce1">
            <text:p>10</text:p>
          </table:table-cell>
          <table:table-cell office:value-type="float" office:value="-2.9199522301293801E-2" table:style-name="ce1">
            <text:p>-0,02919952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10" table:style-name="ce1">
            <text:p>10</text:p>
          </table:table-cell>
          <table:table-cell office:value-type="float" office:value="-0.12884449429554101" table:style-name="ce1">
            <text:p>-0,128844494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10" table:style-name="ce1">
            <text:p>10</text:p>
          </table:table-cell>
          <table:table-cell office:value-type="float" office:value="-0.22720209469313901" table:style-name="ce1">
            <text:p>-0,227202095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10" table:style-name="ce1">
            <text:p>10</text:p>
          </table:table-cell>
          <table:table-cell office:value-type="float" office:value="-0.32328956686365701" table:style-name="ce1">
            <text:p>-0,32328956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10" table:style-name="ce1">
            <text:p>10</text:p>
          </table:table-cell>
          <table:table-cell office:value-type="float" office:value="-0.41614683654757001" table:style-name="ce1">
            <text:p>-0,416146837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10" table:style-name="ce1">
            <text:p>10</text:p>
          </table:table-cell>
          <table:table-cell office:value-type="float" office:value="-0.50484610460099" table:style-name="ce1">
            <text:p>-0,504846105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10" table:style-name="ce1">
            <text:p>10</text:p>
          </table:table-cell>
          <table:table-cell office:value-type="float" office:value="-0.58850111725821497" table:style-name="ce1">
            <text:p>-0,588501117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10" table:style-name="ce1">
            <text:p>10</text:p>
          </table:table-cell>
          <table:table-cell office:value-type="float" office:value="-0.66627602128679797" table:style-name="ce1">
            <text:p>-0,666276021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10" table:style-name="ce1">
            <text:p>10</text:p>
          </table:table-cell>
          <table:table-cell office:value-type="float" office:value="-0.73739371555756505" table:style-name="ce1">
            <text:p>-0,737393716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10" table:style-name="ce1">
            <text:p>10</text:p>
          </table:table-cell>
          <table:table-cell office:value-type="float" office:value="-0.80114361558381697" table:style-name="ce1">
            <text:p>-0,801143616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10" table:style-name="ce1">
            <text:p>10</text:p>
          </table:table-cell>
          <table:table-cell office:value-type="float" office:value="-0.85688875344967397" table:style-name="ce1">
            <text:p>-0,856888753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10" table:style-name="ce1">
            <text:p>10</text:p>
          </table:table-cell>
          <table:table-cell office:value-type="float" office:value="-0.904072142188589" table:style-name="ce1">
            <text:p>-0,904072142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10" table:style-name="ce1">
            <text:p>10</text:p>
          </table:table-cell>
          <table:table-cell office:value-type="float" office:value="-0.94222234102323299" table:style-name="ce1">
            <text:p>-0,942222341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10" table:style-name="ce1">
            <text:p>10</text:p>
          </table:table-cell>
          <table:table-cell office:value-type="float" office:value="-0.97095816586405104" table:style-name="ce1">
            <text:p>-0,97095816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10" table:style-name="ce1">
            <text:p>10</text:p>
          </table:table-cell>
          <table:table-cell office:value-type="float" office:value="-0.98999249800615496" table:style-name="ce1">
            <text:p>-0,989992498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10" table:style-name="ce1">
            <text:p>10</text:p>
          </table:table-cell>
          <table:table-cell office:value-type="float" office:value="-0.99999873522108396" table:style-name="ce1">
            <text:p>-0,999998735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Hoja7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99500416527802604" table:style-name="ce1">
            <text:p>0,995004165</text:p>
          </table:table-cell>
          <table:table-cell office:value-type="float" office:value="11" table:style-name="ce1">
            <text:p>11</text:p>
          </table:table-cell>
          <table:table-cell office:value-type="float" office:value="0.99500416527802604" table:style-name="ce1">
            <text:p>0,995004165</text:p>
          </table:table-cell>
          <table:table-cell table:number-columns-repeated="16380" table:style-name="ce1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0.98006657784124196" table:style-name="ce1">
            <text:p>0,980066578</text:p>
          </table:table-cell>
          <table:table-cell office:value-type="float" office:value="11" table:style-name="ce1">
            <text:p>11</text:p>
          </table:table-cell>
          <table:table-cell office:value-type="float" office:value="0.98006657784124196" table:style-name="ce1">
            <text:p>0,980066578</text:p>
          </table:table-cell>
          <table:table-cell table:number-columns-repeated="16380" table:style-name="ce1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95533648912560598" table:style-name="ce1">
            <text:p>0,955336489</text:p>
          </table:table-cell>
          <table:table-cell office:value-type="float" office:value="11" table:style-name="ce1">
            <text:p>11</text:p>
          </table:table-cell>
          <table:table-cell office:value-type="float" office:value="0.95533648912560598" table:style-name="ce1">
            <text:p>0,955336489</text:p>
          </table:table-cell>
          <table:table-cell table:number-columns-repeated="16380" table:style-name="ce1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92106099400288499" table:style-name="ce1">
            <text:p>0,921060994</text:p>
          </table:table-cell>
          <table:table-cell office:value-type="float" office:value="11" table:style-name="ce1">
            <text:p>11</text:p>
          </table:table-cell>
          <table:table-cell office:value-type="float" office:value="0.92106099400288499" table:style-name="ce1">
            <text:p>0,921060994</text:p>
          </table:table-cell>
          <table:table-cell table:number-columns-repeated="16380" table:style-name="ce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7758256189037298" table:style-name="ce1">
            <text:p>0,877582562</text:p>
          </table:table-cell>
          <table:table-cell office:value-type="float" office:value="11" table:style-name="ce1">
            <text:p>11</text:p>
          </table:table-cell>
          <table:table-cell office:value-type="float" office:value="0.87758256189037298" table:style-name="ce1">
            <text:p>0,87758256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82533561490967799" table:style-name="ce1">
            <text:p>0,825335615</text:p>
          </table:table-cell>
          <table:table-cell office:value-type="float" office:value="11" table:style-name="ce1">
            <text:p>11</text:p>
          </table:table-cell>
          <table:table-cell office:value-type="float" office:value="0.82533561490967799" table:style-name="ce1">
            <text:p>0,825335615</text:p>
          </table:table-cell>
          <table:table-cell table:number-columns-repeated="16380" table:style-name="ce1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76484218728448805" table:style-name="ce1">
            <text:p>0,764842187</text:p>
          </table:table-cell>
          <table:table-cell office:value-type="float" office:value="11" table:style-name="ce1">
            <text:p>11</text:p>
          </table:table-cell>
          <table:table-cell office:value-type="float" office:value="0.76484218728448805" table:style-name="ce1">
            <text:p>0,764842187</text:p>
          </table:table-cell>
          <table:table-cell table:number-columns-repeated="16380" table:style-name="ce1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69670670934716505" table:style-name="ce1">
            <text:p>0,696706709</text:p>
          </table:table-cell>
          <table:table-cell office:value-type="float" office:value="11" table:style-name="ce1">
            <text:p>11</text:p>
          </table:table-cell>
          <table:table-cell office:value-type="float" office:value="0.69670670934716505" table:style-name="ce1">
            <text:p>0,696706709</text:p>
          </table:table-cell>
          <table:table-cell table:number-columns-repeated="16380" table:style-name="ce1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62160996827066495" table:style-name="ce1">
            <text:p>0,621609968</text:p>
          </table:table-cell>
          <table:table-cell office:value-type="float" office:value="11" table:style-name="ce1">
            <text:p>11</text:p>
          </table:table-cell>
          <table:table-cell office:value-type="float" office:value="0.62160996827066495" table:style-name="ce1">
            <text:p>0,621609968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4030230586813999" table:style-name="ce1">
            <text:p>0,540302306</text:p>
          </table:table-cell>
          <table:table-cell office:value-type="float" office:value="11" table:style-name="ce1">
            <text:p>11</text:p>
          </table:table-cell>
          <table:table-cell office:value-type="float" office:value="0.54030230586813999" table:style-name="ce1">
            <text:p>0,540302306</text:p>
          </table:table-cell>
          <table:table-cell table:number-columns-repeated="16380" table:style-name="ce1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0.45359612142557698" table:style-name="ce1">
            <text:p>0,453596121</text:p>
          </table:table-cell>
          <table:table-cell office:value-type="float" office:value="11" table:style-name="ce1">
            <text:p>11</text:p>
          </table:table-cell>
          <table:table-cell office:value-type="float" office:value="0.45359612142557698" table:style-name="ce1">
            <text:p>0,453596121</text:p>
          </table:table-cell>
          <table:table-cell table:number-columns-repeated="16380" table:style-name="ce1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0.36235775447667401" table:style-name="ce1">
            <text:p>0,362357754</text:p>
          </table:table-cell>
          <table:table-cell office:value-type="float" office:value="11" table:style-name="ce1">
            <text:p>11</text:p>
          </table:table-cell>
          <table:table-cell office:value-type="float" office:value="0.36235775447667401" table:style-name="ce1">
            <text:p>0,362357754</text:p>
          </table:table-cell>
          <table:table-cell table:number-columns-repeated="16380" table:style-name="ce1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26749882862458702" table:style-name="ce1">
            <text:p>0,267498829</text:p>
          </table:table-cell>
          <table:table-cell office:value-type="float" office:value="11" table:style-name="ce1">
            <text:p>11</text:p>
          </table:table-cell>
          <table:table-cell office:value-type="float" office:value="0.26749882862458702" table:style-name="ce1">
            <text:p>0,267498829</text:p>
          </table:table-cell>
          <table:table-cell table:number-columns-repeated="16380" table:style-name="ce1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6996714290024101" table:style-name="ce1">
            <text:p>0,169967143</text:p>
          </table:table-cell>
          <table:table-cell office:value-type="float" office:value="11" table:style-name="ce1">
            <text:p>11</text:p>
          </table:table-cell>
          <table:table-cell office:value-type="float" office:value="0.16996714290024101" table:style-name="ce1">
            <text:p>0,169967143</text:p>
          </table:table-cell>
          <table:table-cell table:number-columns-repeated="16380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7.0737201667702906E-2" table:style-name="ce1">
            <text:p>0,070737202</text:p>
          </table:table-cell>
          <table:table-cell office:value-type="float" office:value="11" table:style-name="ce1">
            <text:p>11</text:p>
          </table:table-cell>
          <table:table-cell office:value-type="float" office:value="7.0737201667702906E-2" table:style-name="ce1">
            <text:p>0,070737202</text:p>
          </table:table-cell>
          <table:table-cell table:number-columns-repeated="16380" table:style-name="ce1"/>
        </table:table-row>
        <table:table-row table:style-name="ro1">
          <table:table-cell office:value-type="float" office:value="1.57" table:style-name="ce1">
            <text:p>1,57</text:p>
          </table:table-cell>
          <table:table-cell office:value-type="float" office:value="7.9632671073326302E-4" table:style-name="ce1">
            <text:p>0,000796327</text:p>
          </table:table-cell>
          <table:table-cell office:value-type="float" office:value="11" table:style-name="ce1">
            <text:p>11</text:p>
          </table:table-cell>
          <table:table-cell office:value-type="float" office:value="7.9632671073330899E-4" table:style-name="ce1">
            <text:p>0,000796327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-2.9199522301288802E-2" table:style-name="ce1">
            <text:p>-0,029199522</text:p>
          </table:table-cell>
          <table:table-cell office:value-type="float" office:value="11" table:style-name="ce1">
            <text:p>11</text:p>
          </table:table-cell>
          <table:table-cell office:value-type="float" office:value="-2.9199522301288899E-2" table:style-name="ce1">
            <text:p>-0,02919952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-0.128844494295525" table:style-name="ce1">
            <text:p>-0,128844494</text:p>
          </table:table-cell>
          <table:table-cell office:value-type="float" office:value="11" table:style-name="ce1">
            <text:p>11</text:p>
          </table:table-cell>
          <table:table-cell office:value-type="float" office:value="-0.128844494295525" table:style-name="ce1">
            <text:p>-0,128844494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.8" table:style-name="ce1">
            <text:p>1,8</text:p>
          </table:table-cell>
          <table:table-cell office:value-type="float" office:value="-0.227202094693087" table:style-name="ce1">
            <text:p>-0,227202095</text:p>
          </table:table-cell>
          <table:table-cell office:value-type="float" office:value="11" table:style-name="ce1">
            <text:p>11</text:p>
          </table:table-cell>
          <table:table-cell office:value-type="float" office:value="-0.227202094693087" table:style-name="ce1">
            <text:p>-0,227202095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-0.32328956686350302" table:style-name="ce1">
            <text:p>-0,323289567</text:p>
          </table:table-cell>
          <table:table-cell office:value-type="float" office:value="11" table:style-name="ce1">
            <text:p>11</text:p>
          </table:table-cell>
          <table:table-cell office:value-type="float" office:value="-0.32328956686350202" table:style-name="ce1">
            <text:p>-0,32328956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1614683654714202" table:style-name="ce1">
            <text:p>-0,416146837</text:p>
          </table:table-cell>
          <table:table-cell office:value-type="float" office:value="11" table:style-name="ce1">
            <text:p>11</text:p>
          </table:table-cell>
          <table:table-cell office:value-type="float" office:value="-0.41614683654713902" table:style-name="ce1">
            <text:p>-0,416146837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-0.50484610459985801" table:style-name="ce1">
            <text:p>-0,504846105</text:p>
          </table:table-cell>
          <table:table-cell office:value-type="float" office:value="11" table:style-name="ce1">
            <text:p>11</text:p>
          </table:table-cell>
          <table:table-cell office:value-type="float" office:value="-0.50484610459984702" table:style-name="ce1">
            <text:p>-0,504846105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1">
            <text:p>2,2</text:p>
          </table:table-cell>
          <table:table-cell office:value-type="float" office:value="-0.58850111725534604" table:style-name="ce1">
            <text:p>-0,588501117</text:p>
          </table:table-cell>
          <table:table-cell office:value-type="float" office:value="11" table:style-name="ce1">
            <text:p>11</text:p>
          </table:table-cell>
          <table:table-cell office:value-type="float" office:value="-0.58850111725531595" table:style-name="ce1">
            <text:p>-0,588501117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-0.66627602127982399" table:style-name="ce1">
            <text:p>-0,666276021</text:p>
          </table:table-cell>
          <table:table-cell office:value-type="float" office:value="11" table:style-name="ce1">
            <text:p>11</text:p>
          </table:table-cell>
          <table:table-cell office:value-type="float" office:value="-0.66627602127974395" table:style-name="ce1">
            <text:p>-0,666276021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-0.737393715541245" table:style-name="ce1">
            <text:p>-0,737393716</text:p>
          </table:table-cell>
          <table:table-cell office:value-type="float" office:value="11" table:style-name="ce1">
            <text:p>11</text:p>
          </table:table-cell>
          <table:table-cell office:value-type="float" office:value="-0.73739371554104205" table:style-name="ce1">
            <text:p>-0,737393716</text:p>
          </table:table-cell>
          <table:table-cell table:number-columns-repeated="16380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-0.80114361554693403" table:style-name="ce1">
            <text:p>-0,801143616</text:p>
          </table:table-cell>
          <table:table-cell office:value-type="float" office:value="11" table:style-name="ce1">
            <text:p>11</text:p>
          </table:table-cell>
          <table:table-cell office:value-type="float" office:value="-0.80114361554643398" table:style-name="ce1">
            <text:p>-0,801143616</text:p>
          </table:table-cell>
          <table:table-cell table:number-columns-repeated="16380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-0.85688875336894699" table:style-name="ce1">
            <text:p>-0,856888753</text:p>
          </table:table-cell>
          <table:table-cell office:value-type="float" office:value="11" table:style-name="ce1">
            <text:p>11</text:p>
          </table:table-cell>
          <table:table-cell office:value-type="float" office:value="-0.85688875336776305" table:style-name="ce1">
            <text:p>-0,856888753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,7</text:p>
          </table:table-cell>
          <table:table-cell office:value-type="float" office:value="-0.90407214201706099" table:style-name="ce1">
            <text:p>-0,904072142</text:p>
          </table:table-cell>
          <table:table-cell office:value-type="float" office:value="11" table:style-name="ce1">
            <text:p>11</text:p>
          </table:table-cell>
          <table:table-cell office:value-type="float" office:value="-0.90407214201434805" table:style-name="ce1">
            <text:p>-0,904072142</text:p>
          </table:table-cell>
          <table:table-cell table:number-columns-repeated="16380"/>
        </table:table-row>
        <table:table-row table:style-name="ro1">
          <table:table-cell office:value-type="float" office:value="2.8" table:style-name="ce1">
            <text:p>2,8</text:p>
          </table:table-cell>
          <table:table-cell office:value-type="float" office:value="-0.94222234066865795" table:style-name="ce1">
            <text:p>-0,942222341</text:p>
          </table:table-cell>
          <table:table-cell office:value-type="float" office:value="11" table:style-name="ce1">
            <text:p>11</text:p>
          </table:table-cell>
          <table:table-cell office:value-type="float" office:value="-0.942222340662625" table:style-name="ce1">
            <text:p>-0,942222341</text:p>
          </table:table-cell>
          <table:table-cell table:number-columns-repeated="16380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-0.97095816514958999" table:style-name="ce1">
            <text:p>-0,970958165</text:p>
          </table:table-cell>
          <table:table-cell office:value-type="float" office:value="11" table:style-name="ce1">
            <text:p>11</text:p>
          </table:table-cell>
          <table:table-cell office:value-type="float" office:value="-0.97095816513654698" table:style-name="ce1">
            <text:p>-0,97095816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98999249660044597" table:style-name="ce1">
            <text:p>-0,989992497</text:p>
          </table:table-cell>
          <table:table-cell office:value-type="float" office:value="11" table:style-name="ce1">
            <text:p>11</text:p>
          </table:table-cell>
          <table:table-cell office:value-type="float" office:value="-0.98999249657297494" table:style-name="ce1">
            <text:p>-0,989992497</text:p>
          </table:table-cell>
          <table:table-cell table:number-columns-repeated="16380"/>
        </table:table-row>
        <table:table-row table:style-name="ro1">
          <table:table-cell office:value-type="float" office:value="3.14" table:style-name="ce1">
            <text:p>3,14</text:p>
          </table:table-cell>
          <table:table-cell office:value-type="float" office:value="-0.99999873172753895" table:style-name="ce1">
            <text:p>-0,999998732</text:p>
          </table:table-cell>
          <table:table-cell office:value-type="float" office:value="11" table:style-name="ce1">
            <text:p>11</text:p>
          </table:table-cell>
          <table:table-cell office:value-type="float" office:value="-0.99999873165272701" table:style-name="ce1">
            <text:p>-0,999998732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Sheet1_2.A1:Sheet1_2.D34" table:contains-header="false">
          <table:sort>
            <table:sort-by table:field-number="0"/>
          </table:sort>
        </table:database-range>
        <table:database-range table:target-range-address="Sheet2.A1:Sheet2.D34" table:contains-header="false">
          <table:sort>
            <table:sort-by table:field-number="0"/>
          </table:sort>
        </table:database-range>
        <table:database-range table:target-range-address="Sheet3.A1:Sheet3.D34" table:contains-header="false">
          <table:sort>
            <table:sort-by table:field-number="0"/>
          </table:sort>
        </table:database-range>
        <table:database-range table:target-range-address="Hoja1.A1:Hoja1.D34" table:contains-header="false">
          <table:sort>
            <table:sort-by table:field-number="0"/>
          </table:sort>
        </table:database-range>
        <table:database-range table:target-range-address="Hoja2.A1:Hoja2.D34" table:contains-header="false">
          <table:sort>
            <table:sort-by table:field-number="0"/>
          </table:sort>
        </table:database-range>
        <table:database-range table:target-range-address="Hoja3.A1:Hoja3.D34" table:contains-header="false">
          <table:sort>
            <table:sort-by table:field-number="0"/>
          </table:sort>
        </table:database-range>
        <table:database-range table:target-range-address="Hoja4.A1:Hoja4.D34" table:contains-header="false">
          <table:sort>
            <table:sort-by table:field-number="0"/>
          </table:sort>
        </table:database-range>
        <table:database-range table:target-range-address="Hoja5.A1:Hoja5.D34" table:contains-header="false">
          <table:sort>
            <table:sort-by table:field-number="0"/>
          </table:sort>
        </table:database-range>
        <table:database-range table:target-range-address="Hoja6.A1:Hoja6.D34" table:contains-header="false">
          <table:sort>
            <table:sort-by table:field-number="0"/>
          </table:sort>
        </table:database-range>
        <table:database-range table:target-range-address="Hoja7.A1:Hoja7.D34" table:contains-header="false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ico</meta:initial-creator>
    <dc:creator>Nico</dc:creator>
    <meta:creation-date>2011-09-11T00:17:12Z</meta:creation-date>
    <dc:date>2011-09-11T04:41:57Z</dc:date>
    <meta:editing-cycles>1</meta:editing-cycles>
    <meta:editing-duration>PT198S</meta:editing-duration>
  </office:meta>
</office:document-meta>
</file>